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paragraph-rsid="00012f5a"/>
    </style:style>
    <style:style style:name="P2" style:family="paragraph" style:parent-style-name="Standard">
      <style:paragraph-properties fo:text-align="center" style:justify-single-word="false"/>
      <style:text-properties fo:font-size="20pt" fo:language="es" fo:country="ES" fo:font-weight="bold" officeooo:rsid="0001a593" officeooo:paragraph-rsid="0001a593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1af89" officeooo:paragraph-rsid="0011af89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language="es" fo:country="ES" officeooo:rsid="0004bf3b" officeooo:paragraph-rsid="0004bf3b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language="es" fo:country="ES" fo:font-weight="normal" officeooo:rsid="0004bf3b" officeooo:paragraph-rsid="0004bf3b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language="es" fo:country="ES" fo:font-weight="normal" officeooo:rsid="000f1893" officeooo:paragraph-rsid="0004bf3b" style:font-size-asian="14pt" style:font-weight-asian="normal" style:font-size-complex="14pt" style:font-weight-complex="normal"/>
    </style:style>
    <style:style style:name="P8" style:family="paragraph" style:parent-style-name="Standard">
      <style:text-properties officeooo:rsid="0004bf3b" officeooo:paragraph-rsid="00060edf"/>
    </style:style>
    <style:style style:name="P9" style:family="paragraph" style:parent-style-name="Standard">
      <style:text-properties officeooo:rsid="00060edf" officeooo:paragraph-rsid="00060edf"/>
    </style:style>
    <style:style style:name="P10" style:family="paragraph" style:parent-style-name="Standard">
      <style:text-properties officeooo:rsid="0007f126" officeooo:paragraph-rsid="0007f126"/>
    </style:style>
    <style:style style:name="P11" style:family="paragraph" style:parent-style-name="Standard">
      <style:text-properties officeooo:rsid="0008cf00" officeooo:paragraph-rsid="0008cf00"/>
    </style:style>
    <style:style style:name="P12" style:family="paragraph" style:parent-style-name="Standard">
      <style:text-properties officeooo:rsid="000ac7c7" officeooo:paragraph-rsid="000ac7c7"/>
    </style:style>
    <style:style style:name="P13" style:family="paragraph" style:parent-style-name="Standard">
      <style:text-properties fo:font-weight="bold" officeooo:rsid="00060edf" officeooo:paragraph-rsid="00060edf" style:font-weight-asian="bold" style:font-weight-complex="bold"/>
    </style:style>
    <style:style style:name="P14" style:family="paragraph" style:parent-style-name="Standard">
      <style:text-properties fo:font-weight="normal" officeooo:rsid="000d2d4e" officeooo:paragraph-rsid="000d2d4e" style:font-weight-asian="normal" style:font-weight-complex="normal"/>
    </style:style>
    <style:style style:name="P15" style:family="paragraph" style:parent-style-name="Standard">
      <style:text-properties fo:font-weight="normal" officeooo:rsid="000d2d4e" officeooo:paragraph-rsid="000f1893" style:font-weight-asian="normal" style:font-weight-complex="normal"/>
    </style:style>
    <style:style style:name="P16" style:family="paragraph" style:parent-style-name="Standard">
      <style:text-properties fo:font-weight="normal" officeooo:rsid="000f1893" officeooo:paragraph-rsid="000f1893" style:font-weight-asian="normal" style:font-weight-complex="normal"/>
    </style:style>
    <style:style style:name="P17" style:family="paragraph" style:parent-style-name="Standard">
      <style:text-properties fo:font-weight="normal" officeooo:rsid="000fce71" officeooo:paragraph-rsid="000fce71" style:font-weight-asian="normal" style:font-weight-complex="normal"/>
    </style:style>
    <style:style style:name="P18" style:family="paragraph" style:parent-style-name="Standard">
      <style:text-properties officeooo:rsid="00129e1d" officeooo:paragraph-rsid="00129e1d"/>
    </style:style>
    <style:style style:name="P19" style:family="paragraph" style:parent-style-name="Standard">
      <style:paragraph-properties fo:text-align="center" style:justify-single-word="false"/>
      <style:text-properties officeooo:rsid="00129e1d" officeooo:paragraph-rsid="00129e1d"/>
    </style:style>
    <style:style style:name="P20" style:family="paragraph" style:parent-style-name="Standard">
      <style:paragraph-properties fo:text-align="center" style:justify-single-word="false" fo:break-before="page"/>
      <style:text-properties fo:font-size="14pt" fo:language="es" fo:country="ES" officeooo:rsid="0004bf3b" officeooo:paragraph-rsid="0004bf3b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2f5a" style:font-weight-asian="bold" style:font-weight-complex="bold"/>
    </style:style>
    <style:style style:name="T3" style:family="text">
      <style:text-properties officeooo:rsid="00012f5a"/>
    </style:style>
    <style:style style:name="T4" style:family="text">
      <style:text-properties fo:color="#000000"/>
    </style:style>
    <style:style style:name="T5" style:family="text">
      <style:text-properties fo:color="#000000" style:font-name="Calibri" fo:font-size="24pt" fo:letter-spacing="normal" style:font-size-asian="24pt"/>
    </style:style>
    <style:style style:name="T6" style:family="text">
      <style:text-properties fo:color="#000000" officeooo:rsid="0004bf3b"/>
    </style:style>
    <style:style style:name="T7" style:family="text">
      <style:text-properties fo:color="#000000" officeooo:rsid="00060edf"/>
    </style:style>
    <style:style style:name="T8" style:family="text">
      <style:text-properties fo:color="#000000" officeooo:rsid="0007f126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 fo:font-weight="bold" officeooo:rsid="000baaa3" style:font-weight-asian="bold" style:font-weight-complex="bold"/>
    </style:style>
    <style:style style:name="T11" style:family="text">
      <style:text-properties fo:color="#000000" fo:font-weight="bold" officeooo:rsid="000d2d4e" style:font-weight-asian="bold" style:font-weight-complex="bold"/>
    </style:style>
    <style:style style:name="T12" style:family="text">
      <style:text-properties fo:color="#000000" fo:font-weight="bold" officeooo:rsid="000f1893" style:font-weight-asian="bold" style:font-weight-complex="bold"/>
    </style:style>
    <style:style style:name="T13" style:family="text">
      <style:text-properties fo:color="#000000" officeooo:rsid="000baaa3"/>
    </style:style>
    <style:style style:name="T14" style:family="text">
      <style:text-properties fo:color="#000000" fo:font-weight="normal" officeooo:rsid="000baaa3" style:font-weight-asian="normal" style:font-weight-complex="normal"/>
    </style:style>
    <style:style style:name="T15" style:family="text">
      <style:text-properties fo:color="#000000" fo:font-weight="normal" officeooo:rsid="000d2d4e" style:font-weight-asian="normal" style:font-weight-complex="normal"/>
    </style:style>
    <style:style style:name="T16" style:family="text">
      <style:text-properties fo:color="#000000" fo:font-weight="normal" officeooo:rsid="000f1893" style:font-weight-asian="normal" style:font-weight-complex="normal"/>
    </style:style>
    <style:style style:name="T17" style:family="text">
      <style:text-properties fo:color="#000000" officeooo:rsid="000f1893"/>
    </style:style>
    <style:style style:name="T18" style:family="text">
      <style:text-properties fo:color="#c9211e"/>
    </style:style>
    <style:style style:name="T19" style:family="text">
      <style:text-properties fo:color="#c9211e" officeooo:rsid="0004bf3b"/>
    </style:style>
    <style:style style:name="T20" style:family="text">
      <style:text-properties officeooo:rsid="00060edf"/>
    </style:style>
    <style:style style:name="T21" style:family="text">
      <style:text-properties officeooo:rsid="0009ef6e"/>
    </style:style>
    <style:style style:name="T2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 HECHO EN CLASE SIMILAR AL DEL EXAMEN</text:p>
      <text:p text:style-name="P1"/>
      <text:p text:style-name="P1">cada <text:span text:style-name="T3">núcleo</text:span> <text:span text:style-name="T3">podría</text:span> estar ejecutando una <text:span text:style-name="T3">instrucción</text:span> diferente al mismo tiempo – <text:span text:style-name="T1">paralela</text:span></text:p>
      <text:p text:style-name="P1"><text:line-break/>la clase que representa un proceso en Java es la clase – <text:span text:style-name="T1">Process</text:span></text:p>
      <text:p text:style-name="P1"><text:line-break/>A todo lo que no es el nuc<text:span text:style-name="T3">le</text:span>o del sistema operativo se le denomina-<text:span text:style-name="T1">Programas de sistema</text:span></text:p>
      <text:p text:style-name="P1"><text:line-break/>Cual no es un estado de un proceso – <text:span text:style-name="T1">destac</text:span><text:span text:style-name="T2">a</text:span><text:span text:style-name="T1">do</text:span></text:p>
      <text:p text:style-name="P1"><text:line-break/>se pueden crear hilos en java con la clase - <text:span text:style-name="T1">thread</text:span></text:p>
      <text:p text:style-name="P1"><text:line-break/>el <text:span text:style-name="T3">método</text:span> <text:span text:style-name="T1">run</text:span> contiene el <text:span text:style-name="T3">código</text:span> a ejecutar por el hilo</text:p>
      <text:p text:style-name="P1"><text:line-break/><text:span text:style-name="T3">unicamente</text:span> se cambia el proceso en <text:span text:style-name="T3">ejecución</text:span> si dicho proceso se bloquea o termina - <text:span text:style-name="T3">planificación</text:span><text:span text:style-name="T1"> cooperativa</text:span></text:p>
      <text:p text:style-name="P1"><text:line-break/>se pueden crear hilos en java con la <text:span text:style-name="T3">interfaz</text:span> – <text:span text:style-name="T1">runnable</text:span></text:p>
      <text:p text:style-name="P1"><text:line-break/>Dentro de un mismo proceso pueden coexistir varios ___ <text:span text:style-name="T3">ejecutándose</text:span> – <text:span text:style-name="T1">Hilos</text:span></text:p>
      <text:p text:style-name="P1"><text:line-break/>Cual no es un estado de un proceso – <text:span text:style-name="T1">aparcado</text:span></text:p>
      <text:p text:style-name="P1"><text:line-break/>Es el encargado de seleccionar los movimientos de procesos entre las diferentes colas. - <text:span text:style-name="T1">Planificador</text:span></text:p>
      <text:p text:style-name="P1"><text:line-break/>Parte pequeña del sistema operativo, si la comparamos con lo necesario para implementar su interfaz – <text:span text:style-name="T1">Kernel</text:span></text:p>
      <text:p text:style-name="P1"><text:line-break/>Cual no es un estado de un proceso – <text:span text:style-name="T1">Alineado</text:span></text:p>
      <text:p text:style-name="P1"><text:line-break/>Cada uno de los ordenadores <text:span text:style-name="T3">tendrá</text:span> sus propios procesadores y su propia memoria – <text:span text:style-name="T1">Distribuida</text:span></text:p>
      <text:p text:style-name="P1"><text:line-break/>Cada __ tiene su propio contador de programa, conjunto de registros de la cpu y pila –<text:span text:style-name="T1"> Hilo</text:span></text:p>
      <text:p text:style-name="P1"><text:line-break/>El proceso <text:span text:style-name="T3">esta</text:span> siendo creado a partir del fichero ejecutable ¿En que estado se encuentra? - <text:span text:style-name="T1">Nuevo</text:span></text:p>
      <text:p text:style-name="P1"><text:line-break/>Una __ es una <text:span text:style-name="T3">suspensión</text:span> temporal de la <text:span text:style-name="T3">ejecución</text:span> de un proceso – <text:span text:style-name="T2">Interrupción</text:span></text:p>
      <text:p text:style-name="P1"><text:line-break/>Cual no es un elemento del proceso - <text:span text:style-name="T1">Algoritmo de </text:span><text:span text:style-name="T2">planificación</text:span></text:p>
      <text:p text:style-name="P1"><text:line-break/>La <text:span text:style-name="T2">programación</text:span><text:span text:style-name="T1"> paralela</text:span> permite mejorar el rendimiento</text:p>
      <text:p text:style-name="P1"><text:line-break/>Programa que hace de intermediario entre el usuario y hardware -<text:span text:style-name="T1">SO</text:span></text:p>
      <text:p text:style-name="P1"><text:line-break/>Unidad <text:span text:style-name="T3">básica</text:span> de <text:span text:style-name="T3">utilización</text:span> de un core del procesador – <text:span text:style-name="T1">Hilo</text:span></text:p>
      <text:p text:style-name="P1"><text:line-break/>El proceso ha finalizado su <text:span text:style-name="T3">ejecución</text:span> y libera su <text:span text:style-name="T3">imagen</text:span> de memoria En que estado se encuentra? <text:span text:style-name="T1">Terminado</text:span></text:p>
      <text:p text:style-name="P1"><text:soft-page-break/><text:line-break/>La <text:span text:style-name="T3">utilización</text:span> de <text:span text:style-name="T2">hilos</text:span><text:span text:style-name="T1"> </text:span>permite el paralelismo real</text:p>
      <text:p text:style-name="P1"/>
      <text:p text:style-name="P1">Proceso no interactivo que esta <text:span text:style-name="T3">ejecutándose</text:span> continuamente en segundo plano. <text:span text:style-name="T1">Servicio</text:span></text:p>
      <text:p text:style-name="P1"><text:line-break/>Dos tipos de <text:span text:style-name="T3">planificación</text:span> de procesos - <text:span text:style-name="T1">Corto y largo plazo</text:span></text:p>
      <text:p text:style-name="P1"><text:line-break/>Se conoce como ___ al conjunto de estado del proceso, estado del procesador e <text:span text:style-name="T3">información</text:span> de <text:span text:style-name="T3">gestión</text:span> de memoria – <text:span text:style-name="T1">Contexto</text:span></text:p>
      <text:p text:style-name="P1"><text:line-break/>Los procesos tienen su propio espacio de memoria llamado - <text:span text:style-name="T1">imagen de memoria</text:span></text:p>
      <text:p text:style-name="P20"><text:span text:style-name="T1">INTRODUCCIÓN A LOS PROCESOS</text:span></text:p>
      <text:p text:style-name="P5"><text:span text:style-name="T1"/></text:p>
      <text:p text:style-name="Standard"><text:span text:style-name="T1">El SO </text:span>es el encargado de poner en ejecución y gestionar los procesos.</text:p>
      <text:p text:style-name="Standard"><text:tab/><text:span text:style-name="T21">Aunque el responsable de la creación es el SO. Un proceso se crea siempre por peticion de otro <text:tab/>proceso:</text:span></text:p>
      <text:p text:style-name="Standard"><text:tab/><text:tab/><text:span text:style-name="T21">En su nombre</text:span></text:p>
      <text:p text:style-name="Standard"><text:tab/><text:tab/><text:span text:style-name="T21">Por petición del usuario</text:span></text:p>
      <text:p text:style-name="P6"/>
      <text:p text:style-name="Standard">Un proceso puede cambiar de estado. Los cambios de estado también se producirán por la intervención del SO.</text:p>
      <text:p text:style-name="Standard"/>
      <text:p text:style-name="P8"><text:span text:style-name="T1">Los estado de un proceso</text:span> son 5: </text:p>
      <text:p text:style-name="P8"><text:span text:style-name="T18"><text:tab/>NUEVO</text:span> – <text:span text:style-name="T20">Esta siendo creado</text:span></text:p>
      <text:p text:style-name="P8"><text:tab/>LISTO – <text:span text:style-name="T20">Listo para ejecutarse, aun no tiene asignado un procesador que lo haga</text:span></text:p>
      <text:p text:style-name="Standard"><text:span text:style-name="T19"><text:tab/>EN EJECUCIÓN –</text:span><text:span text:style-name="T6"> </text:span><text:span text:style-name="T7">Se esta ejecutando</text:span></text:p>
      <text:p text:style-name="P8"><text:span text:style-name="T18"><text:tab/></text:span> BLOQUEADO – <text:span text:style-name="T20">Esperando a que ocurra algo</text:span></text:p>
      <text:p text:style-name="P8"><text:tab/> <text:span text:style-name="T18">TERMINADO – </text:span><text:span text:style-name="T7">Finaliza y libera su imagen en memoria</text:span></text:p>
      <text:p text:style-name="P8"><text:span text:style-name="T7"/></text:p>
      <text:p text:style-name="P13"><text:span text:style-name="T4">Colas de procesos</text:span></text:p>
      <text:p text:style-name="P9"><text:span text:style-name="T4"><text:tab/>SO gestiona varios procesos a la vez (multiprogramación o concurrencia)</text:span></text:p>
      <text:p text:style-name="P9"><text:span text:style-name="T4"><text:tab/>Los procesos intercambian el uso del procesador de forma concurrente</text:span></text:p>
      <text:p text:style-name="P9"><text:span text:style-name="T4"><text:tab/>El SO los organiza en varias colas</text:span></text:p>
      <text:p text:style-name="P9"><text:span text:style-name="T4"/></text:p>
      <text:p text:style-name="P13"><text:span text:style-name="T4">Planificador de procesos</text:span></text:p>
      <text:p text:style-name="P9"><text:span text:style-name="T4"><text:tab/></text:span><text:span text:style-name="T9">A corto plazo</text:span><text:span text:style-name="T4"> – selecciona y pasa a ejecución</text:span></text:p>
      <text:p text:style-name="P9"><text:span text:style-name="T4"><text:tab/><text:tab/></text:span><text:span text:style-name="T8">Planificación sin desalojo , cooperativa</text:span></text:p>
      <text:p text:style-name="P9"><text:span text:style-name="T8"><text:tab/><text:tab/>Planificación apropiativa</text:span></text:p>
      <text:p text:style-name="P10"><text:span text:style-name="T4"><text:tab/><text:tab/>Tiempo compartido</text:span></text:p>
      <text:p text:style-name="P9"><text:span text:style-name="T4"><text:tab/></text:span><text:span text:style-name="T9">A largo plazo</text:span><text:span text:style-name="T4"> – Selecciona que nuevos pasan a la cola de preparados</text:span></text:p>
      <text:p text:style-name="P9"><text:span text:style-name="T4"><text:tab/><text:tab/></text:span><text:span text:style-name="T8">Controla el grado de multiprogramación N.º Procesos en memoria</text:span></text:p>
      <text:p text:style-name="P9"><text:span text:style-name="T8"><text:tab/><text:tab/>Poca frecuencia, tomarse su tiempo</text:span></text:p>
      <text:p text:style-name="P9"><text:span text:style-name="T8"/></text:p>
      <text:p text:style-name="P11"><text:span text:style-name="T8">S</text:span><text:span text:style-name="T4">e conoce como </text:span><text:span text:style-name="T9">contexto :</text:span></text:p>
      <text:p text:style-name="P11"><text:span text:style-name="T4"><text:tab/>Estado del proceso</text:span></text:p>
      <text:p text:style-name="P11"><text:span text:style-name="T4"><text:tab/>Estado del procesador</text:span></text:p>
      <text:p text:style-name="P11"><text:span text:style-name="T4"><text:tab/>Información de gestión de memoria</text:span></text:p>
      <text:p text:style-name="P11"><text:span text:style-name="T4"/></text:p>
      <text:p text:style-name="P12"><text:span text:style-name="T9">Árbol de procesos:</text:span><text:span text:style-name="T4"> Cualquier proceso en ejecución depende del proceso que lo creo, estableciendo un vinculo entre ambos, a su vez este puede crear nuevos procesos.</text:span></text:p>
      <text:p text:style-name="P12"><text:span text:style-name="T4"><text:tab/>El origen es el </text:span><text:span text:style-name="T9">proceso inicial del sistema</text:span></text:p>
      <text:p text:style-name="P9"><text:span text:style-name="T4"><text:tab/></text:span><text:span text:style-name="T13">A partir de este se crean el resto, </text:span><text:span text:style-name="T10">forma jerárquica</text:span></text:p>
      <text:p text:style-name="P9"><text:span text:style-name="T10"><text:tab/></text:span><text:span text:style-name="T14">Se identifican con el </text:span><text:span text:style-name="T10">PID</text:span></text:p>
      <text:p text:style-name="P9"><text:span text:style-name="T10"><text:tab/></text:span><text:span text:style-name="T15">Padres e hijos tienen</text:span><text:span text:style-name="T11"> su propio espacio de memoria</text:span><text:span text:style-name="T15">, son </text:span><text:span text:style-name="T11">independientes</text:span></text:p>
      <text:p text:style-name="P9"><text:span text:style-name="T10"/></text:p>
      <text:p text:style-name="P14"><text:span text:style-name="T13">O</text:span><text:span text:style-name="T4">peraciones básicas con procesos:</text:span></text:p>
      <text:p text:style-name="P14"><text:span text:style-name="T4"><text:tab/>CREATE – crea</text:span></text:p>
      <text:p text:style-name="P14"><text:span text:style-name="T4"><text:tab/>WAIT – El padre espera hasta que el hijo termine para poder continuar</text:span></text:p>
      <text:p text:style-name="P16"><text:span text:style-name="T4"><text:tab/>EXIT -Liberar recursos (Termina sin ser de forma abrupta)</text:span></text:p>
      <text:p text:style-name="P15"><text:soft-page-break/><text:span text:style-name="T4"><text:tab/></text:span><text:span text:style-name="T17">DESTROY – Termina un proceso (De forma Abrupta). </text:span><text:span text:style-name="T12">Terminación en cascada</text:span><text:span text:style-name="T17"> cuando terminas al padre </text:span></text:p>
      <text:p text:style-name="P15"><text:span text:style-name="T17"/></text:p>
      <text:p text:style-name="P16"><text:span text:style-name="T4">La clase Process Representa a un proceso en java.</text:span></text:p>
      <text:p text:style-name="P16"><text:span text:style-name="T4">Crear un proceso depende del SO en concreto que se este ejecutando por debajo de la JVM</text:span></text:p>
      <text:p text:style-name="P16"><text:span text:style-name="T4"/></text:p>
      <text:p text:style-name="P16"><text:span text:style-name="T4">Un proceso es un programa en ejecución : Recibe información, la transforma y produce resultados.</text:span></text:p>
      <text:p text:style-name="P16"><text:span text:style-name="T4"><text:tab/>Entrada : stdin</text:span></text:p>
      <text:p text:style-name="P16"><text:span text:style-name="T4"><text:tab/>Salida : stdout</text:span></text:p>
      <text:p text:style-name="P16"><text:span text:style-name="T4"><text:tab/>Error : stderr</text:span></text:p>
      <text:p text:style-name="P16"><text:span text:style-name="T4"/></text:p>
      <text:p text:style-name="Standard"><text:span text:style-name="T16">Programación multiproceso: </text:span><text:span text:style-name="T5"><text:s/></text:span>La multiprogramación puede producirse entre procesos totalmente independientes.</text:p>
      <text:p text:style-name="Standard">Si se pretende realizar procesos que cooperen entre sí, debe ser el propio desarrollador quien lo implemente utilizando la comunicación y sincronización de procesos.</text:p>
      <text:p text:style-name="P16"><text:span text:style-name="T4"/></text:p>
      <text:p text:style-name="P17"><text:span text:style-name="T4">Fases para obtener un programa multiproceso cooperativo:</text:span></text:p>
      <text:p text:style-name="P17"><text:span text:style-name="T4"><text:tab/>Descomposición funcional</text:span></text:p>
      <text:p text:style-name="P17"><text:span text:style-name="T4"><text:tab/>Partición</text:span></text:p>
      <text:p text:style-name="P17"><text:span text:style-name="T4"><text:tab/>Implementación</text:span></text:p>
      <text:p text:style-name="P17"><text:span text:style-name="T4"/></text:p>
      <text:p text:style-name="P3"><text:span text:style-name="T4">HILOS</text:span></text:p>
      <text:p text:style-name="P3"><text:span text:style-name="T4"/></text:p>
      <text:p text:style-name="P19">No voy a leer más para memorizar, solo practicar y leer procesos.</text:p>
      <text:p text:style-name="P4"/>
      <text:p text:style-name="P7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determinado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ular_20_A4" style:display-name="Titular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ular_20_A0" style:display-name="Titular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n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as" style:family="paragraph" style:parent-style-name="Imagen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iapositiva_20_de_20_título_7e_LT_7e_Gliederung_20_1" style:display-name="Diapositiva de título~LT~Gliederung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iapositiva_20_de_20_título_7e_LT_7e_Gliederung_20_2" style:display-name="Diapositiva de título~LT~Gliederung 2" style:family="paragraph" style:parent-style-name="Diapositiva_20_de_20_título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3" style:display-name="Diapositiva de título~LT~Gliederung 3" style:family="paragraph" style:parent-style-name="Diapositiva_20_de_20_título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apositiva_20_de_20_título_7e_LT_7e_Gliederung_20_4" style:display-name="Diapositiva de título~LT~Gliederung 4" style:family="paragraph" style:parent-style-name="Diapositiva_20_de_20_título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apositiva_20_de_20_título_7e_LT_7e_Gliederung_20_5" style:display-name="Diapositiva de título~LT~Gliederung 5" style:family="paragraph" style:parent-style-name="Diapositiva_20_de_20_título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6" style:display-name="Diapositiva de título~LT~Gliederung 6" style:family="paragraph" style:parent-style-name="Diapositiva_20_de_20_título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7" style:display-name="Diapositiva de título~LT~Gliederung 7" style:family="paragraph" style:parent-style-name="Diapositiva_20_de_20_título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8" style:display-name="Diapositiva de título~LT~Gliederung 8" style:family="paragraph" style:parent-style-name="Diapositiva_20_de_20_título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9" style:display-name="Diapositiva de título~LT~Gliederung 9" style:family="paragraph" style:parent-style-name="Diapositiva_20_de_20_título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Titel" style:display-name="Diapositiva de título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iapositiva_20_de_20_título_7e_LT_7e_Untertitel" style:display-name="Diapositiva de 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iapositiva_20_de_20_título_7e_LT_7e_Notizen" style:display-name="Diapositiva de 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iapositiva_20_de_20_título_7e_LT_7e_Hintergrundobjekte" style:display-name="Diapositiva de título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iapositiva_20_de_20_título_7e_LT_7e_Hintergrund" style:display-name="Diapositiva de título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lo_20_el_20_título_7e_LT_7e_Gliederung_20_1" style:display-name="Solo el título~LT~Gliederung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olo_20_el_20_título_7e_LT_7e_Gliederung_20_2" style:display-name="Solo el título~LT~Gliederung 2" style:family="paragraph" style:parent-style-name="Solo_20_el_20_título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lo_20_el_20_título_7e_LT_7e_Gliederung_20_3" style:display-name="Solo el título~LT~Gliederung 3" style:family="paragraph" style:parent-style-name="Solo_20_el_20_título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olo_20_el_20_título_7e_LT_7e_Gliederung_20_4" style:display-name="Solo el título~LT~Gliederung 4" style:family="paragraph" style:parent-style-name="Solo_20_el_20_título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olo_20_el_20_título_7e_LT_7e_Gliederung_20_5" style:display-name="Solo el título~LT~Gliederung 5" style:family="paragraph" style:parent-style-name="Solo_20_el_20_título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lo_20_el_20_título_7e_LT_7e_Gliederung_20_6" style:display-name="Solo el título~LT~Gliederung 6" style:family="paragraph" style:parent-style-name="Solo_20_el_20_título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lo_20_el_20_título_7e_LT_7e_Gliederung_20_7" style:display-name="Solo el título~LT~Gliederung 7" style:family="paragraph" style:parent-style-name="Solo_20_el_20_título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lo_20_el_20_título_7e_LT_7e_Gliederung_20_8" style:display-name="Solo el título~LT~Gliederung 8" style:family="paragraph" style:parent-style-name="Solo_20_el_20_título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lo_20_el_20_título_7e_LT_7e_Gliederung_20_9" style:display-name="Solo el título~LT~Gliederung 9" style:family="paragraph" style:parent-style-name="Solo_20_el_20_título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lo_20_el_20_título_7e_LT_7e_Titel" style:display-name="Solo el título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olo_20_el_20_título_7e_LT_7e_Untertitel" style:display-name="Solo el 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olo_20_el_20_título_7e_LT_7e_Notizen" style:display-name="Solo el 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olo_20_el_20_título_7e_LT_7e_Hintergrundobjekte" style:display-name="Solo el título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olo_20_el_20_título_7e_LT_7e_Hintergrund" style:display-name="Solo el título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1-11-30T14:41:39.717000000</dc:date>
    <meta:editing-duration>PT34M28S</meta:editing-duration>
    <meta:editing-cycles>14</meta:editing-cycles>
    <meta:document-statistic meta:table-count="0" meta:image-count="0" meta:object-count="0" meta:page-count="4" meta:paragraph-count="80" meta:word-count="752" meta:character-count="4690" meta:non-whitespace-character-count="3922"/>
  </office:meta>
</office:document-meta>
</file>